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CA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8.34pt" svg:height="185.24pt" svg:x="0pt" svg:y="419.36pt">
            <loext:p draw:notify-on-update-of-ranges="Sheet1.A4:Sheet1.A32 Sheet1.B1:Sheet1.B3 Sheet1.B4:Sheet1.B32 Sheet1.C1:Sheet1.C3 Sheet1.C4:Sheet1.C32 Sheet1.C1:Sheet1.D3 Sheet1.D4:Sheet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/>
          <table:table-cell table:style-name="ce2" office:value-type="string" calcext:value-type="string" table:number-columns-spanned="5" table:number-rows-spanned="1">
            <text:p>Intel Core i7-3517U CPU</text:p>
          </table:table-cell>
          <table:covered-table-cell table:number-columns-repeated="4"/>
          <table:table-cell/>
          <table:table-cell table:style-name="ce2" office:value-type="string" calcext:value-type="string" table:number-columns-spanned="6" table:number-rows-spanned="1">
            <text:p>GeForce GTX 1060 6GB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4x4</text:p>
          </table:table-cell>
          <table:table-cell table:style-name="ce3" office:value-type="float" office:value="0.031515" calcext:value-type="float">
            <text:p>0.03 ms</text:p>
          </table:table-cell>
          <table:table-cell table:style-name="ce3" office:value-type="float" office:value="0.038609" calcext:value-type="float">
            <text:p>0.04 ms</text:p>
          </table:table-cell>
          <table:table-cell table:style-name="ce3" office:value-type="float" office:value="0.013549" calcext:value-type="float">
            <text:p>0.01 ms</text:p>
          </table:table-cell>
          <table:table-cell table:style-name="ce3" office:value-type="float" office:value="0.010947" calcext:value-type="float">
            <text:p>0.01 ms</text:p>
          </table:table-cell>
          <table:table-cell table:style-name="ce8" office:value-type="float" office:value="0.013391" calcext:value-type="float">
            <text:p>0.01 ms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8x8</text:p>
          </table:table-cell>
          <table:table-cell table:style-name="ce3" office:value-type="float" office:value="0.021417" calcext:value-type="float">
            <text:p>0.02 ms</text:p>
          </table:table-cell>
          <table:table-cell table:style-name="ce3" office:value-type="float" office:value="0.014234" calcext:value-type="float">
            <text:p>0.01 ms</text:p>
          </table:table-cell>
          <table:table-cell table:style-name="ce3" office:value-type="float" office:value="0.010359" calcext:value-type="float">
            <text:p>0.01 ms</text:p>
          </table:table-cell>
          <table:table-cell table:style-name="ce6" office:value-type="float" office:value="0.009956" calcext:value-type="float">
            <text:p>0.01 ms</text:p>
          </table:table-cell>
          <table:table-cell table:style-name="ce6" office:value-type="float" office:value="0.012452" calcext:value-type="float">
            <text:p>0.01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16x16</text:p>
          </table:table-cell>
          <table:table-cell table:style-name="ce3" office:value-type="float" office:value="0.022002" calcext:value-type="float">
            <text:p>0.02 ms</text:p>
          </table:table-cell>
          <table:table-cell table:style-name="ce3" office:value-type="float" office:value="0.013281" calcext:value-type="float">
            <text:p>0.01 ms</text:p>
          </table:table-cell>
          <table:table-cell table:style-name="ce3" office:value-type="float" office:value="0.019009" calcext:value-type="float">
            <text:p>0.02 ms</text:p>
          </table:table-cell>
          <table:table-cell table:style-name="ce6" office:value-type="float" office:value="0.011193" calcext:value-type="float">
            <text:p>0.01 ms</text:p>
          </table:table-cell>
          <table:table-cell table:style-name="ce6" office:value-type="float" office:value="0.012595" calcext:value-type="float">
            <text:p>0.01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32x32</text:p>
          </table:table-cell>
          <table:table-cell table:style-name="ce3" office:value-type="float" office:value="0.031658" calcext:value-type="float">
            <text:p>0.03 ms</text:p>
          </table:table-cell>
          <table:table-cell table:style-name="ce3" office:value-type="float" office:value="0.01708" calcext:value-type="float">
            <text:p>0.02 ms</text:p>
          </table:table-cell>
          <table:table-cell table:style-name="ce3" office:value-type="float" office:value="0.013021" calcext:value-type="float">
            <text:p>0.01 ms</text:p>
          </table:table-cell>
          <table:table-cell table:style-name="ce6" office:value-type="float" office:value="0.010213" calcext:value-type="float">
            <text:p>0.01 ms</text:p>
          </table:table-cell>
          <table:table-cell table:style-name="ce6" office:value-type="float" office:value="0.012484" calcext:value-type="float">
            <text:p>0.01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64x64</text:p>
          </table:table-cell>
          <table:table-cell table:style-name="ce3" office:value-type="float" office:value="0.079073" calcext:value-type="float">
            <text:p>0.08 ms</text:p>
          </table:table-cell>
          <table:table-cell table:style-name="ce3" office:value-type="float" office:value="0.022428" calcext:value-type="float">
            <text:p>0.02 ms</text:p>
          </table:table-cell>
          <table:table-cell table:style-name="ce3" office:value-type="float" office:value="0.019765" calcext:value-type="float">
            <text:p>0.02 ms</text:p>
          </table:table-cell>
          <table:table-cell table:style-name="ce6" office:value-type="float" office:value="0.018284" calcext:value-type="float">
            <text:p>0.02 ms</text:p>
          </table:table-cell>
          <table:table-cell table:style-name="ce6" office:value-type="float" office:value="0.012789" calcext:value-type="float">
            <text:p>0.01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128x128</text:p>
          </table:table-cell>
          <table:table-cell table:style-name="ce3" office:value-type="float" office:value="0.597861" calcext:value-type="float">
            <text:p>0.60 ms</text:p>
          </table:table-cell>
          <table:table-cell table:style-name="ce3" office:value-type="float" office:value="0.03848" calcext:value-type="float">
            <text:p>0.04 ms</text:p>
          </table:table-cell>
          <table:table-cell table:style-name="ce3" office:value-type="float" office:value="0.037075" calcext:value-type="float">
            <text:p>0.04 ms</text:p>
          </table:table-cell>
          <table:table-cell table:style-name="ce6" office:value-type="float" office:value="0.03593" calcext:value-type="float">
            <text:p>0.04 ms</text:p>
          </table:table-cell>
          <table:table-cell table:style-name="ce6" office:value-type="float" office:value="0.021336" calcext:value-type="float">
            <text:p>0.02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256x256</text:p>
          </table:table-cell>
          <table:table-cell table:style-name="ce3" office:value-type="float" office:value="4.76901" calcext:value-type="float">
            <text:p>4.77 ms</text:p>
          </table:table-cell>
          <table:table-cell table:style-name="ce3" office:value-type="float" office:value="0.130551" calcext:value-type="float">
            <text:p>0.13 ms</text:p>
          </table:table-cell>
          <table:table-cell table:style-name="ce3" office:value-type="float" office:value="0.116808" calcext:value-type="float">
            <text:p>0.12 ms</text:p>
          </table:table-cell>
          <table:table-cell table:style-name="ce6" office:value-type="float" office:value="0.109797" calcext:value-type="float">
            <text:p>0.11 ms</text:p>
          </table:table-cell>
          <table:table-cell table:style-name="ce6" office:value-type="float" office:value="0.069828" calcext:value-type="float">
            <text:p>0.07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512x512</text:p>
          </table:table-cell>
          <table:table-cell table:style-name="ce3" office:value-type="float" office:value="52.3921" calcext:value-type="float">
            <text:p>52.39 ms</text:p>
          </table:table-cell>
          <table:table-cell table:style-name="ce3" office:value-type="float" office:value="0.588928" calcext:value-type="float">
            <text:p>0.59 ms</text:p>
          </table:table-cell>
          <table:table-cell table:style-name="ce3" office:value-type="float" office:value="0.437408" calcext:value-type="float">
            <text:p>0.44 ms</text:p>
          </table:table-cell>
          <table:table-cell table:style-name="ce6" office:value-type="float" office:value="0.43403" calcext:value-type="float">
            <text:p>0.43 ms</text:p>
          </table:table-cell>
          <table:table-cell table:style-name="ce6" office:value-type="float" office:value="40.7564" calcext:value-type="float">
            <text:p>40.76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1024x1024</text:p>
          </table:table-cell>
          <table:table-cell table:style-name="ce3" office:value-type="float" office:value="1526.73" calcext:value-type="float">
            <text:p>1526.73 ms</text:p>
          </table:table-cell>
          <table:table-cell table:style-name="ce3" office:value-type="float" office:value="1.73734" calcext:value-type="float">
            <text:p>1.74 ms</text:p>
          </table:table-cell>
          <table:table-cell table:style-name="ce3" office:value-type="float" office:value="1.88114" calcext:value-type="float">
            <text:p>1.88 ms</text:p>
          </table:table-cell>
          <table:table-cell table:style-name="ce6" office:value-type="float" office:value="1.90511" calcext:value-type="float">
            <text:p>1.91 ms</text:p>
          </table:table-cell>
          <table:table-cell table:style-name="ce6" office:value-type="float" office:value="1516.87" calcext:value-type="float">
            <text:p>1516.87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2048x2048</text:p>
          </table:table-cell>
          <table:table-cell table:style-name="ce3" office:value-type="float" office:value="11961.6" calcext:value-type="float">
            <text:p>11961.60 ms</text:p>
          </table:table-cell>
          <table:table-cell table:style-name="ce3" office:value-type="float" office:value="8.98067" calcext:value-type="float">
            <text:p>8.98 ms</text:p>
          </table:table-cell>
          <table:table-cell table:style-name="ce3" office:value-type="float" office:value="8.32644" calcext:value-type="float">
            <text:p>8.33 ms</text:p>
          </table:table-cell>
          <table:table-cell table:style-name="ce6" office:value-type="float" office:value="7.28052" calcext:value-type="float">
            <text:p>7.28 ms</text:p>
          </table:table-cell>
          <table:table-cell table:style-name="ce6" office:value-type="float" office:value="11963.4" calcext:value-type="float">
            <text:p>11963.40 ms</text:p>
          </table:table-cell>
          <table:table-cell table:style-name="ce6"/>
          <table:table-cell table:style-name="ce7" table:number-columns-repeated="1017"/>
        </table:table-row>
        <table:table-row table:style-name="ro1">
          <table:table-cell office:value-type="string" calcext:value-type="string">
            <text:p>4096x4096</text:p>
          </table:table-cell>
          <table:table-cell table:style-name="ce3" office:value-type="float" office:value="108114" calcext:value-type="float">
            <text:p>108114.00 ms</text:p>
          </table:table-cell>
          <table:table-cell table:style-name="ce3" office:value-type="float" office:value="29.5057" calcext:value-type="float">
            <text:p>29.51 ms</text:p>
          </table:table-cell>
          <table:table-cell table:style-name="ce3" office:value-type="float" office:value="30.004" calcext:value-type="float">
            <text:p>30.00 ms</text:p>
          </table:table-cell>
          <table:table-cell table:style-name="ce6" office:value-type="float" office:value="27.0616" calcext:value-type="float">
            <text:p>27.06 ms</text:p>
          </table:table-cell>
          <table:table-cell table:style-name="ce6" office:value-type="float" office:value="108122" calcext:value-type="float">
            <text:p>108122.00 ms</text:p>
          </table:table-cell>
          <table:table-cell table:style-name="ce6"/>
          <table:table-cell table:style-name="ce7" table:number-columns-repeated="1017"/>
        </table:table-row>
        <table:table-row table:style-name="ro1" table:number-rows-repeated="15">
          <table:table-cell table:number-columns-repeated="4"/>
          <table:table-cell table:style-name="ce7" table:number-columns-repeated="1020"/>
        </table:table-row>
        <table:table-row table:style-name="ro1" table:number-rows-repeated="3">
          <table:table-cell/>
          <table:table-cell table:style-name="ce5" table:number-columns-repeated="2"/>
          <table:table-cell/>
          <table:table-cell table:style-name="ce7"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2" loext:min-decimal-places="2" number:min-integer-digits="1"/>
      <number:text> ms</number:text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23:07:17.69138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0-27T00:17:17.849652423</dc:date>
    <meta:editing-duration>PT1H4M24S</meta:editing-duration>
    <meta:editing-cycles>4</meta:editing-cycles>
    <meta:generator>LibreOffice/5.1.5.2$Linux_X86_64 LibreOffice_project/10m0$Build-2</meta:generator>
    <meta:document-statistic meta:table-count="2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2" loext:min-decimal-places="2" number:min-integer-digits="1"/>
      <number:text> ms</number:text>
    </number:number-style>
    <number:number-style style:name="N10000" number:language="en" number:country="CA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23cm" svg:height="6.536cm" xlink:href=".." xlink:type="simple" chart:class="chart:bar" chart:style-name="ch1">
        <chart:legend chart:legend-position="end" svg:x="11.138cm" svg:y="2.074cm" style:legend-expansion="high" chart:style-name="ch2"/>
        <chart:plot-area chart:style-name="ch3" table:cell-range-address="Sheet1.A4:Sheet1.D32 Sheet1.B1:Sheet1.D3" chart:data-source-has-labels="both" svg:x="0.33cm" svg:y="0.13cm" svg:width="10.478cm" svg:height="6.276cm">
          <chartooo:coordinate-region svg:x="2.751cm" svg:y="0.13cm" svg:width="8.057cm" svg:height="4.367cm"/>
          <chart:axis chart:dimension="x" chart:name="primary-x" chart:style-name="ch4" chartooo:axis-type="auto">
            <chartooo:date-scale/>
            <chart:categories table:cell-range-address="Sheet1.A4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32" chart:label-cell-address="Sheet1.B1:Sheet1.B3" chart:class="chart:bar">
            <chart:data-point chart:repeated="29"/>
          </chart:series>
          <chart:series chart:style-name="ch8" chart:values-cell-range-address="Sheet1.C4:Sheet1.C32" chart:label-cell-address="Sheet1.C1:Sheet1.C3" chart:class="chart:bar">
            <chart:data-point chart:repeated="29"/>
          </chart:series>
          <chart:series chart:style-name="ch9" chart:values-cell-range-address="Sheet1.D4:Sheet1.D32" chart:label-cell-address="Sheet1.C1:Sheet1.D3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ore i7-3517U CPU 0.03 ms 0.02 ms</text:p>
                <text:list>
                  <text:list-item>
                    <text:p>Intel Core i7-3517U CPU</text:p>
                  </text:list-item>
                  <text:list-item>
                    <text:p>0.03 ms</text:p>
                  </text:list-item>
                  <text:list-item>
                    <text:p>0.02 ms</text:p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0.038609 0.014234</text:p>
                <text:list>
                  <text:list-item>
                    <text:p/>
                  </text:list-item>
                  <text:list-item>
                    <text:p>0.038609</text:p>
                  </text:list-item>
                  <text:list-item>
                    <text:p>0.014234</text:p>
                  </text:list-item>
                </text:list>
                <draw:g>
                  <svg:desc>Sheet1.C1:Sheet1.C3</svg:desc>
                </draw:g>
              </table:table-cell>
              <table:table-cell office:value-type="string">
                <text:p>0.038609 0.014234 0.013549 0.010359</text:p>
                <text:list>
                  <text:list-item>
                    <text:p/>
                  </text:list-item>
                  <text:list-item>
                    <text:p>0.038609</text:p>
                  </text:list-item>
                  <text:list-item>
                    <text:p>0.014234</text:p>
                  </text:list-item>
                  <text:list-item>
                    <text:p/>
                  </text:list-item>
                  <text:list-item>
                    <text:p>0.013549</text:p>
                  </text:list-item>
                  <text:list-item>
                    <text:p>0.010359</text:p>
                  </text:list-item>
                </text:list>
                <draw:g>
                  <svg:desc>Sheet1.C1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4:Sheet1.A32</svg:desc>
                </draw:g>
              </table:table-cell>
              <table:table-cell office:value-type="float" office:value="0.022002">
                <text:p>0.022002</text:p>
                <draw:g>
                  <svg:desc>Sheet1.B4:Sheet1.B32</svg:desc>
                </draw:g>
              </table:table-cell>
              <table:table-cell office:value-type="float" office:value="0.013281">
                <text:p>0.013281</text:p>
                <draw:g>
                  <svg:desc>Sheet1.C4:Sheet1.C32</svg:desc>
                </draw:g>
              </table:table-cell>
              <table:table-cell office:value-type="float" office:value="0.019009">
                <text:p>0.019009</text:p>
                <draw:g>
                  <svg:desc>Sheet1.D4:Sheet1.D32</svg:desc>
                </draw:g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31658">
                <text:p>0.031658</text:p>
              </table:table-cell>
              <table:table-cell office:value-type="float" office:value="0.01708">
                <text:p>0.01708</text:p>
              </table:table-cell>
              <table:table-cell office:value-type="float" office:value="0.013021">
                <text:p>0.013021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79073">
                <text:p>0.079073</text:p>
              </table:table-cell>
              <table:table-cell office:value-type="float" office:value="0.022428">
                <text:p>0.022428</text:p>
              </table:table-cell>
              <table:table-cell office:value-type="float" office:value="0.019765">
                <text:p>0.019765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597861">
                <text:p>0.597861</text:p>
              </table:table-cell>
              <table:table-cell office:value-type="float" office:value="0.03848">
                <text:p>0.03848</text:p>
              </table:table-cell>
              <table:table-cell office:value-type="float" office:value="0.037075">
                <text:p>0.037075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.76901">
                <text:p>4.76901</text:p>
              </table:table-cell>
              <table:table-cell office:value-type="float" office:value="0.130551">
                <text:p>0.130551</text:p>
              </table:table-cell>
              <table:table-cell office:value-type="float" office:value="0.116808">
                <text:p>0.11680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52.3921">
                <text:p>52.3921</text:p>
              </table:table-cell>
              <table:table-cell office:value-type="float" office:value="0.588928">
                <text:p>0.588928</text:p>
              </table:table-cell>
              <table:table-cell office:value-type="float" office:value="0.437408">
                <text:p>0.437408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526.73">
                <text:p>1526.73</text:p>
              </table:table-cell>
              <table:table-cell office:value-type="float" office:value="1.73734">
                <text:p>1.73734</text:p>
              </table:table-cell>
              <table:table-cell office:value-type="float" office:value="1.88114">
                <text:p>1.8811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1961.6">
                <text:p>11961.6</text:p>
              </table:table-cell>
              <table:table-cell office:value-type="float" office:value="8.98067">
                <text:p>8.98067</text:p>
              </table:table-cell>
              <table:table-cell office:value-type="float" office:value="8.32644">
                <text:p>8.32644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08114">
                <text:p>108114</text:p>
              </table:table-cell>
              <table:table-cell office:value-type="float" office:value="29.5057">
                <text:p>29.5057</text:p>
              </table:table-cell>
              <table:table-cell office:value-type="float" office:value="30.004">
                <text:p>30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